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4000000643256C6B97BD00D1A.png" manifest:media-type="image/png"/>
  <manifest:file-entry manifest:full-path="Pictures/1000000100000064000000646208809B21CC06CC.png" manifest:media-type="image/png"/>
  <manifest:file-entry manifest:full-path="Pictures/100000010000006400000064F9E695C71D74C1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106cm" svg:stroke-color="#d62e4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035cm" draw:marker-start-width="0.252cm" draw:marker-end-width="0.252cm" draw:fill="hatch" draw:fill-hatch-name="Blue_20_45_20_Degrees" draw:textarea-horizontal-align="justify" draw:textarea-vertical-align="middle" draw:auto-grow-height="false" fo:min-height="0.245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="hatch" draw:fill-hatch-name="Blue_20_45_20_Degrees" draw:textarea-horizontal-align="justify" draw:textarea-vertical-align="middle" draw:auto-grow-height="false" fo:min-height="0.344cm" fo:min-width="0.108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106cm" svg:stroke-color="#1584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44cm" fo:min-width="2.33cm" fo:wrap-option="wrap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44cm" fo:min-width="3.107cm" fo:wrap-option="wrap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44cm" fo:min-width="3.39cm" fo:wrap-option="wrap"/>
      <style:paragraph-properties style:writing-mode="lr-tb"/>
    </style:style>
    <style:style style:name="gr10" style:family="graphic" style:parent-style-name="standard">
      <style:graphic-properties svg:stroke-width="0.212cm" svg:stroke-color="#b2b2b2" draw:marker-start-width="0.518cm" draw:marker-end-width="0.518cm" draw:fill-color="#b2b2b2" draw:opacity="50%" draw:textarea-vertical-align="middle" fo:padding-top="0.231cm" fo:padding-bottom="0.231cm" fo:padding-left="0.356cm" fo:padding-right="0.356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11cm" fo:min-width="0.036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106cm" svg:stroke-color="#be480a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021cm" fo:min-width="0cm"/>
    </style:style>
    <style:style style:name="gr16" style:family="graphic" style:parent-style-name="standard" style:list-style-name="L1">
      <style:graphic-properties svg:stroke-color="#ff0000" draw:fill-color="#ffffff" draw:textarea-horizontal-align="justify" draw:textarea-vertical-align="middle" draw:auto-grow-height="false" fo:min-height="0.182cm" fo:min-width="3.718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ff0000" draw:fill-color="#ffffff" draw:textarea-horizontal-align="justify" draw:textarea-vertical-align="middle" draw:auto-grow-height="false" fo:min-height="0.182cm" fo:min-width="3.718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ff0000" draw:fill-color="#ffffff" draw:textarea-horizontal-align="justify" draw:textarea-vertical-align="middle" draw:auto-grow-height="false" fo:min-height="0.182cm" fo:min-width="3.718cm" fo:wrap-option="wrap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6cm" fo:min-width="3.9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ue_20_45_20_Degrees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b2b2b2" draw:opacity="50%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text-properties fo:font-size="8pt"/>
    </style:style>
    <style:style style:name="P9" style:family="paragraph">
      <loext:graphic-properties draw:fill="none" draw:fill-color="#ffffff"/>
      <style:text-properties fo:font-size="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fond" svg:width="4.002cm" svg:height="8.318cm" draw:transform="rotate (-2.85867478184151) translate (11.3993236504596cm 18.7984657116078cm)" svg:viewBox="0 0 4003 8319" draw:points="342,8319 2133,8319 1876,3514 4003,1621 2531,0 1008,1394 0,1438">
            <text:p/>
          </draw:polygon>
          <draw:polyline draw:style-name="gr2" draw:text-style-name="P1" draw:layer="fond" svg:width="4.71cm" svg:height="1.342cm" draw:transform="rotate (-0.399505865781502) translate (3.545cm 8.26cm)" svg:viewBox="0 0 4711 1343" draw:points="0,0 3548,19 4711,1343">
            <text:p/>
          </draw:polyline>
          <draw:polyline draw:style-name="gr2" draw:text-style-name="P1" draw:layer="fond" svg:width="5.158cm" svg:height="1.711cm" draw:transform="rotate (-0.399505865781502) translate (4.3058674296713cm 7.434471567339cm)" svg:viewBox="0 0 5159 1712" draw:points="0,13 3698,0 5159,1712">
            <text:p/>
          </draw:polyline>
          <draw:line draw:style-name="gr2" draw:text-style-name="P1" draw:layer="fond" svg:x1="5.776cm" svg:y1="21.356cm" svg:x2="7.439cm" svg:y2="18.597cm">
            <text:p/>
          </draw:line>
          <draw:line draw:style-name="gr2" draw:text-style-name="P1" draw:layer="fond" svg:x1="7.099cm" svg:y1="21.828cm" svg:x2="8.573cm" svg:y2="19.286cm">
            <text:p/>
          </draw:line>
          <draw:line draw:style-name="gr2" draw:text-style-name="P1" draw:layer="fond" svg:x1="11.531cm" svg:y1="21.422cm" svg:x2="10.264cm" svg:y2="17.604cm">
            <text:p/>
          </draw:line>
          <draw:line draw:style-name="gr2" draw:text-style-name="P1" draw:layer="fond" svg:x1="12.022cm" svg:y1="21.403cm" svg:x2="10.69cm" svg:y2="17.481cm">
            <text:p/>
          </draw:line>
          <draw:custom-shape draw:style-name="gr3" draw:text-style-name="P2" draw:layer="fond" svg:width="0.728cm" svg:height="0.747cm" svg:x="7.344cm" svg:y="11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fond" svg:width="0.728cm" svg:height="0.747cm" svg:x="8.857cm" svg:y="13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fond" svg:width="0.728cm" svg:height="0.747cm" svg:x="9.944cm" svg:y="16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fond" svg:width="0.906cm" svg:height="0.888cm" svg:x="8.469cm" svg:y="18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fond" svg:x1="8.705cm" svg:y1="16.083cm" svg:x2="10.104cm" svg:y2="17.586cm">
            <text:p/>
          </draw:line>
          <draw:line draw:style-name="gr5" draw:text-style-name="P1" draw:layer="fond" svg:x1="8.715cm" svg:y1="15.894cm" svg:x2="10.113cm" svg:y2="15.46cm">
            <text:p/>
          </draw:line>
          <draw:line draw:style-name="gr5" draw:text-style-name="P1" draw:layer="fond" svg:x1="8.403cm" svg:y1="14.93cm" svg:x2="9.811cm" svg:y2="14.524cm">
            <text:p/>
          </draw:line>
          <draw:line draw:style-name="gr5" draw:text-style-name="P1" draw:layer="fond" svg:x1="7.675cm" svg:y1="12.785cm" svg:x2="9.121cm" svg:y2="12.37cm">
            <text:p/>
          </draw:line>
          <draw:frame draw:style-name="gr6" draw:text-style-name="P3" draw:layer="fond" svg:width="1.556cm" svg:height="0.962cm" draw:transform="rotate (-0.438252175175777) translate (5.941cm 8.182cm)">
            <draw:text-box>
              <text:p>800</text:p>
            </draw:text-box>
          </draw:frame>
          <draw:custom-shape draw:style-name="gr7" draw:text-style-name="P1" draw:layer="fond" svg:width="2.83cm" svg:height="0.794cm" svg:x="13.982cm" svg:y="15.893cm">
            <text:p text:style-name="P4">seuil</text:p>
            <draw:enhanced-geometry svg:viewBox="0 0 21600 21600" draw:mirror-horizontal="false" draw:type="line-callout-1" draw:modifiers="-35646.4853408689 19018.8679245283 -1915.08300953727 15052.075471698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8" draw:text-style-name="P1" draw:layer="fond" svg:width="3.607cm" svg:height="0.794cm" svg:x="13.962cm" svg:y="13.362cm">
            <text:p text:style-name="P4">dégrillage</text:p>
            <draw:enhanced-geometry svg:viewBox="0 0 21600 21600" draw:mirror-horizontal="false" draw:type="line-callout-1" draw:modifiers="-29430.5986696231 31815.8490566038 -1496.67405764967 15052.075471698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9" draw:text-style-name="P1" draw:layer="fond" svg:width="3.89cm" svg:height="0.794cm" svg:x="13.943cm" svg:y="11.264cm">
            <text:p text:style-name="P4">décantation</text:p>
            <draw:enhanced-geometry svg:viewBox="0 0 21600 21600" draw:mirror-horizontal="false" draw:type="line-callout-1" draw:modifiers="-29188.5890516577 19507.9245283019 -1393.36931380108 15052.075471698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frame draw:style-name="gr6" draw:text-style-name="P3" draw:layer="fond" svg:width="1.556cm" svg:height="0.962cm" draw:transform="rotate (1.06290551446455) translate (6.475cm 20.695cm)">
            <draw:text-box>
              <text:p>800</text:p>
            </draw:text-box>
          </draw:frame>
          <draw:frame draw:style-name="gr6" draw:text-style-name="P3" draw:layer="fond" svg:width="1.556cm" svg:height="0.962cm" draw:transform="rotate (-0.438252175175777) translate (5.941cm 8.183cm)">
            <draw:text-box>
              <text:p>800</text:p>
            </draw:text-box>
          </draw:frame>
          <draw:frame draw:style-name="gr6" draw:text-style-name="P3" draw:layer="fond" svg:width="1.556cm" svg:height="0.962cm" draw:transform="rotate (-1.24948121150274) translate (11.547cm 19.191cm)">
            <draw:text-box>
              <text:p>300</text:p>
            </draw:text-box>
          </draw:frame>
        </draw:g>
        <draw:polygon draw:style-name="gr10" draw:text-style-name="P5" draw:layer="SIG" svg:width="4.005cm" svg:height="8.636cm" svg:x="7.031cm" svg:y="10.923cm" svg:viewBox="0 0 4006 8637" draw:points="1739,0 0,473 1587,5065 38,7484 1965,8637 3061,6823 4006,6483">
          <text:p/>
        </draw:polygon>
        <draw:frame draw:style-name="gr11" draw:text-style-name="P4" draw:layer="SIG" svg:width="0.85cm" svg:height="0.85cm" svg:x="9.128cm" svg:y="15.383cm">
          <draw:image xlink:href="Pictures/1000000100000064000000643256C6B97BD00D1A.png" xlink:type="simple" xlink:show="embed" xlink:actuate="onLoad" draw:mime-type="image/png">
            <text:p/>
          </draw:image>
        </draw:frame>
        <draw:frame draw:style-name="gr11" draw:text-style-name="P4" draw:layer="SIG" svg:width="0.756cm" svg:height="0.756cm" svg:x="8.865cm" svg:y="16.499cm">
          <draw:image xlink:href="Pictures/1000000100000064000000646208809B21CC06CC.png" xlink:type="simple" xlink:show="embed" xlink:actuate="onLoad" draw:mime-type="image/png">
            <text:p/>
          </draw:image>
        </draw:frame>
        <draw:frame draw:style-name="gr11" draw:text-style-name="P4" draw:layer="SIG" svg:width="0.908cm" svg:height="0.908cm" svg:x="8.674cm" svg:y="14.196cm">
          <draw:image xlink:href="Pictures/100000010000006400000064F9E695C71D74C100.png" xlink:type="simple" xlink:show="embed" xlink:actuate="onLoad" draw:mime-type="image/png">
            <text:p/>
          </draw:image>
        </draw:frame>
        <draw:custom-shape draw:style-name="gr12" draw:text-style-name="P6" draw:layer="SIG" svg:width="0.756cm" svg:height="0.793cm" svg:x="7.88cm" svg:y="11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SIG" svg:x1="8.032cm" svg:y1="18.955cm" svg:x2="6.502cm" svg:y2="21.507cm">
          <text:p/>
        </draw:line>
        <draw:line draw:style-name="gr13" draw:text-style-name="P1" draw:layer="SIG" svg:x1="10.489cm" svg:y1="17.595cm" svg:x2="11.85cm" svg:y2="21.733cm">
          <text:p/>
        </draw:line>
        <draw:polyline draw:style-name="gr13" draw:text-style-name="P1" draw:layer="SIG" svg:width="5.36cm" svg:height="1.195cm" draw:transform="rotate (-0.743510261349584) translate (4.53375417793647cm 6.86739894698651cm)" svg:viewBox="0 0 5361 1196" draw:points="0,1196 3675,0 5361,940">
          <text:p/>
        </draw:polyline>
        <draw:line draw:style-name="gr14" draw:text-style-name="P1" draw:layer="SIG" svg:x1="8.262cm" svg:y1="12.098cm" svg:x2="9.073cm" svg:y2="14.572cm">
          <text:p/>
        </draw:line>
        <draw:line draw:style-name="gr14" draw:text-style-name="P1" draw:layer="SIG" svg:x1="9.561cm" svg:y1="15.839cm" svg:x2="9.073cm" svg:y2="14.572cm">
          <text:p/>
        </draw:line>
        <draw:line draw:style-name="gr14" draw:text-style-name="P1" draw:layer="SIG" svg:x1="9.561cm" svg:y1="15.791cm" svg:x2="9.223cm" svg:y2="16.914cm">
          <text:p/>
        </draw:line>
        <draw:line draw:style-name="gr14" draw:text-style-name="P1" draw:layer="SIG" svg:x1="9.223cm" svg:y1="16.895cm" svg:x2="8.032cm" svg:y2="18.917cm">
          <text:p/>
        </draw:line>
        <draw:line draw:style-name="gr14" draw:text-style-name="P1" draw:layer="SIG" svg:x1="9.561cm" svg:y1="15.803cm" svg:x2="10.499cm" svg:y2="17.559cm">
          <text:p/>
        </draw:line>
        <draw:line draw:style-name="gr14" draw:text-style-name="P1" draw:layer="SIG" svg:x1="8.263cm" svg:y1="12.098cm" svg:x2="7.841cm" svg:y2="11.16cm">
          <text:p/>
        </draw:line>
        <draw:custom-shape draw:style-name="gr15" draw:text-style-name="P7" draw:layer="SIG" svg:width="0.364cm" svg:height="0.381cm" svg:x="7.689cm" svg:y="10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SIG" svg:width="0.364cm" svg:height="0.381cm" svg:x="7.822cm" svg:y="1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SIG" svg:width="0.364cm" svg:height="0.381cm" svg:x="10.286cm" svg:y="17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SIG" svg:width="2.602cm" svg:height="0.569cm" svg:x="6.482cm" svg:y="8.566cm">
          <draw:text-box>
            <text:p text:style-name="P8">ass_canalisation</text:p>
          </draw:text-box>
        </draw:frame>
        <draw:frame draw:style-name="gr6" draw:text-style-name="P9" draw:layer="SIG" svg:width="2.602cm" svg:height="0.569cm" svg:x="11.228cm" svg:y="19.911cm">
          <draw:text-box>
            <text:p text:style-name="P8">ass_canalisation</text:p>
          </draw:text-box>
        </draw:frame>
        <draw:frame draw:style-name="gr6" draw:text-style-name="P9" draw:layer="SIG" svg:width="2.602cm" svg:height="0.569cm" svg:x="6.862cm" svg:y="20.44cm">
          <draw:text-box>
            <text:p text:style-name="P8">ass_canalisation</text:p>
          </draw:text-box>
        </draw:frame>
        <draw:custom-shape draw:style-name="gr16" draw:text-style-name="P11" draw:layer="SIG" svg:width="4.217cm" svg:height="0.431cm" svg:x="12.65cm" svg:y="18.883cm">
          <text:p text:style-name="P10"><text:span text:style-name="T1">ass_piece : manchon : fictif</text:span></text:p>
          <draw:enhanced-geometry svg:viewBox="0 0 21600 21600" draw:glue-points="10800 0 0 10800 10800 21600 21600 10800 ?f40 ?f41" draw:text-areas="0 0 21600 21600" draw:type="rectangular-callout" draw:modifiers="-10912.6600284495 -652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1" draw:layer="SIG" svg:width="4.217cm" svg:height="0.431cm" svg:x="1.364cm" svg:y="18.38cm">
          <text:p text:style-name="P10"><text:span text:style-name="T1">ass_piece : manchon : fictif</text:span></text:p>
          <draw:enhanced-geometry svg:viewBox="0 0 21600 21600" draw:glue-points="10800 0 0 10800 10800 21600 21600 10800 ?f40 ?f41" draw:text-areas="0 0 21600 21600" draw:type="rectangular-callout" draw:modifiers="33669.9857752489 252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1" draw:layer="SIG" svg:width="4.217cm" svg:height="0.431cm" svg:x="11.138cm" svg:y="9.451cm">
          <text:p text:style-name="P10"><text:span text:style-name="T1">ass_piece : manchon : fictif</text:span></text:p>
          <draw:enhanced-geometry svg:viewBox="0 0 21600 21600" draw:glue-points="10800 0 0 10800 10800 21600 21600 10800 ?f40 ?f41" draw:text-areas="0 0 21600 21600" draw:type="rectangular-callout" draw:modifiers="-16125.746799431 839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draw:layer="SIG" svg:width="4.403cm" svg:height="0.51cm" svg:x="11.396cm" svg:y="11.869cm">
          <text:p text:style-name="P4"><text:span text:style-name="T2">ass_piece : manchon : ficti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fond</svg:title>
      </draw:layer>
      <draw:layer draw:name="background"/>
      <draw:layer draw:name="backgroundobjects"/>
      <draw:layer draw:name="controls"/>
      <draw:layer draw:name="measurelines"/>
      <draw:layer draw:name="fond" draw:display="printer" draw:protected="true">
        <svg:title>fond</svg:title>
      </draw:layer>
      <draw:layer draw:name="SIG">
        <svg:title>SIG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7T13:54:16.787000000</meta:creation-date>
    <dc:date>2024-10-07T14:43:01.114000000</dc:date>
    <meta:editing-duration>PT6M49S</meta:editing-duration>
    <meta:editing-cycles>1</meta:editing-cycles>
    <meta:document-statistic meta:object-count="47"/>
    <meta:generator>LibreOffice/7.2.2.2$Windows_X86_64 LibreOffice_project/02b2acce88a210515b4a5bb2e46cbfb63fe97d56</meta:generator>
  </office:meta>
</office:document-meta>
</file>